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d8b38" officeooo:paragraph-rsid="002d8b38"/>
    </style:style>
    <style:style style:name="P2" style:family="paragraph" style:parent-style-name="Standard">
      <style:text-properties officeooo:rsid="002d8b38" officeooo:paragraph-rsid="002d8b38" fo:background-color="#ffff00"/>
    </style:style>
    <style:style style:name="P3" style:family="paragraph" style:parent-style-name="Standard">
      <style:text-properties officeooo:rsid="002e0b8f" officeooo:paragraph-rsid="002e0b8f" fo:background-color="#ffff00"/>
    </style:style>
    <style:style style:name="P4" style:family="paragraph" style:parent-style-name="Standard">
      <style:text-properties officeooo:rsid="002e0b8f" officeooo:paragraph-rsid="002e0b8f"/>
    </style:style>
    <style:style style:name="P5" style:family="paragraph" style:parent-style-name="Standard">
      <style:text-properties officeooo:rsid="002ebb2e" officeooo:paragraph-rsid="002ebb2e"/>
    </style:style>
    <style:style style:name="P6" style:family="paragraph" style:parent-style-name="Standard">
      <style:text-properties officeooo:rsid="002ebb2e" officeooo:paragraph-rsid="002ebb2e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lobes -p '0.6013,0.1479,0.7854,0,0.000076,0.0025' -s NOvA.glb</text:p>
      <text:p text:style-name="P5"/>
      <text:p text:style-name="P5"/>
      <text:p text:style-name="P5">--------- #Nu_E_Appearance ---------</text:p>
      <text:p text:style-name="P5"><text:tab/></text:p>
      <text:p text:style-name="P5"><text:s/>0.325<text:tab/> <text:s text:c="2"/>0.0958374<text:tab/></text:p>
      <text:p text:style-name="P5"><text:s/>0.775<text:tab/> <text:s text:c="4"/>1.11006<text:tab/></text:p>
      <text:p text:style-name="P5"><text:s/>1.225<text:tab/> <text:s text:c="4"/>9.21315<text:tab/></text:p>
      <text:p text:style-name="P5"><text:s/>1.675<text:tab/> <text:s text:c="4"/>57.2582<text:tab/></text:p>
      <text:p text:style-name="P5"><text:s/>2.125<text:tab/> <text:s text:c="4"/>69.0723<text:tab/></text:p>
      <text:p text:style-name="P5"><text:s/>2.575<text:tab/> <text:s text:c="4"/>17.3612<text:tab/></text:p>
      <text:p text:style-name="P5"><text:s/>3.025<text:tab/> <text:s text:c="4"/>4.35812<text:tab/></text:p>
      <text:p text:style-name="P5"><text:s/>3.475<text:tab/> <text:s text:c="4"/>1.81446<text:tab/></text:p>
      <text:p text:style-name="P5"><text:s/>3.925<text:tab/> <text:s text:c="4"/>1.12465<text:tab/></text:p>
      <text:p text:style-name="P5"><text:s/>4.375<text:tab/> <text:s text:c="3"/>0.817207<text:tab/></text:p>
      <text:p text:style-name="P5"><text:s/>4.825<text:tab/> <text:s text:c="3"/>0.610757<text:tab/></text:p>
      <text:p text:style-name="P5"><text:s/>5.275<text:tab/> <text:s text:c="4"/>0.51028<text:tab/></text:p>
      <text:p text:style-name="P5"><text:s/>5.725<text:tab/> <text:s text:c="3"/>0.468082<text:tab/></text:p>
      <text:p text:style-name="P5"><text:s/>6.175<text:tab/> <text:s text:c="3"/>0.383642<text:tab/></text:p>
      <text:p text:style-name="P5"><text:s/>6.625<text:tab/> <text:s text:c="3"/>0.327416<text:tab/></text:p>
      <text:p text:style-name="P5"><text:s/>7.075<text:tab/> <text:s text:c="5"/>0.3008<text:tab/></text:p>
      <text:p text:style-name="P5"><text:s/>7.525<text:tab/> <text:s text:c="3"/>0.269982<text:tab/></text:p>
      <text:p text:style-name="P5"><text:s/>7.975<text:tab/> <text:s text:c="3"/>0.252846<text:tab/></text:p>
      <text:p text:style-name="P5"><text:s/>8.425<text:tab/> <text:s text:c="3"/>0.226237<text:tab/></text:p>
      <text:p text:style-name="P5"><text:s/>8.875<text:tab/> <text:s text:c="3"/>0.154729<text:tab/></text:p>
      <text:p text:style-name="P5">----------------------</text:p>
      <text:p text:style-name="P5">Total:<text:tab/> <text:s text:c="5"/>165.73<text:tab/></text:p>
      <text:p text:style-name="P5"><text:tab/></text:p>
      <text:p text:style-name="P5"><text:s/>0.325<text:tab/> <text:s/>0.00479872<text:tab/> <text:s text:c="2"/>0.0488517<text:tab/> <text:s text:c="2"/>0.0338719<text:tab/></text:p>
      <text:p text:style-name="P5"><text:s/>0.775<text:tab/> <text:s text:c="4"/>0.17918<text:tab/> <text:s text:c="3"/>0.588981<text:tab/> <text:s text:c="3"/>0.371828<text:tab/></text:p>
      <text:p text:style-name="P5"><text:s/>1.225<text:tab/> <text:s text:c="3"/>0.212056<text:tab/> <text:s text:c="4"/>2.22211<text:tab/> <text:s text:c="3"/>0.768686<text:tab/></text:p>
      <text:p text:style-name="P5"><text:s/>1.675<text:tab/> <text:s text:c="2"/>0.0780589<text:tab/> <text:s text:c="4"/>10.9493<text:tab/> <text:s text:c="4"/>1.31711<text:tab/></text:p>
      <text:p text:style-name="P5"><text:s/>2.125<text:tab/> <text:s text:c="4"/>1.10116<text:tab/> <text:s text:c="5"/>14.231<text:tab/> <text:s text:c="4"/>1.67112<text:tab/></text:p>
      <text:p text:style-name="P5"><text:s/>2.575<text:tab/> <text:s text:c="3"/>0.761711<text:tab/> <text:s text:c="4"/>4.17479<text:tab/> <text:s text:c="4"/>1.95783<text:tab/></text:p>
      <text:p text:style-name="P5"><text:s/>3.025<text:tab/> <text:s text:c="3"/>0.362813<text:tab/> <text:s text:c="4"/>1.30477<text:tab/> <text:s text:c="5"/>2.0473<text:tab/></text:p>
      <text:p text:style-name="P5"><text:s/>3.475<text:tab/> <text:s text:c="3"/>0.214765<text:tab/> <text:s text:c="3"/>0.686891<text:tab/> <text:s text:c="4"/>1.77613<text:tab/></text:p>
      <text:p text:style-name="P5"><text:s/>3.925<text:tab/> <text:s text:c="3"/>0.199554<text:tab/> <text:s text:c="4"/>0.53014<text:tab/> <text:s text:c="4"/>1.58493<text:tab/></text:p>
      <text:p text:style-name="P5"><text:s/>4.375<text:tab/> <text:s text:c="3"/>0.217279<text:tab/> <text:s text:c="3"/>0.469297<text:tab/> <text:s text:c="4"/>1.43488<text:tab/></text:p>
      <text:p text:style-name="P5"><text:s/>4.825<text:tab/> <text:s text:c="3"/>0.203245<text:tab/> <text:s text:c="4"/>0.42198<text:tab/> <text:s text:c="4"/>1.48232<text:tab/></text:p>
      <text:p text:style-name="P5"><text:s/>5.275<text:tab/> <text:s text:c="3"/>0.196629<text:tab/> <text:s text:c="3"/>0.423127<text:tab/> <text:s text:c="4"/>1.50458<text:tab/></text:p>
      <text:p text:style-name="P5"><text:s/>5.725<text:tab/> <text:s text:c="3"/>0.229375<text:tab/> <text:s text:c="3"/>0.454647<text:tab/> <text:s text:c="4"/>1.54785<text:tab/></text:p>
      <text:p text:style-name="P5"><text:s/>6.175<text:tab/> <text:s text:c="3"/>0.226199<text:tab/> <text:s text:c="3"/>0.430162<text:tab/> <text:s text:c="4"/>1.59339<text:tab/></text:p>
      <text:p text:style-name="P5"><text:s/>6.625<text:tab/> <text:s text:c="3"/>0.226814<text:tab/> <text:s text:c="3"/>0.422099<text:tab/> <text:s text:c="4"/>1.69536<text:tab/></text:p>
      <text:p text:style-name="P5"><text:s/>7.075<text:tab/> <text:s text:c="3"/>0.236768<text:tab/> <text:s text:c="3"/>0.438855<text:tab/> <text:s text:c="4"/>1.59232<text:tab/></text:p>
      <text:p text:style-name="P5"><text:s/>7.525<text:tab/> <text:s text:c="3"/>0.238328<text:tab/> <text:s text:c="3"/>0.442871<text:tab/> <text:s text:c="4"/>1.45203<text:tab/></text:p>
      <text:p text:style-name="P5"><text:s/>7.975<text:tab/> <text:s text:c="3"/>0.266087<text:tab/> <text:s text:c="3"/>0.464459<text:tab/> <text:s text:c="4"/>1.53775<text:tab/></text:p>
      <text:p text:style-name="P5"><text:s/>8.425<text:tab/> <text:s text:c="3"/>0.269189<text:tab/> <text:s text:c="3"/>0.458057<text:tab/> <text:s text:c="4"/>1.78807<text:tab/></text:p>
      <text:p text:style-name="P5"><text:s/>8.875<text:tab/> <text:s text:c="3"/>0.226863<text:tab/> <text:s text:c="3"/>0.337723<text:tab/> <text:s text:c="4"/>1.34265<text:tab/></text:p>
      <text:p text:style-name="P5">------------------------------------------------------</text:p>
      <text:p text:style-name="P5"><text:soft-page-break/>Total:<text:tab/> <text:s text:c="4"/>5.65087<text:tab/> <text:s text:c="7"/>39.5<text:tab/> <text:s text:c="7"/>28.5<text:tab/></text:p>
      <text:p text:style-name="P5"/>
      <text:p text:style-name="P5"><text:tab/></text:p>
      <text:p text:style-name="P5">--------- #Nu_Mu_Disappearance ---------</text:p>
      <text:p text:style-name="P5"><text:tab/></text:p>
      <text:p text:style-name="P5"><text:s/>0.325<text:tab/> <text:s text:c="3"/>0.431437<text:tab/></text:p>
      <text:p text:style-name="P5"><text:s/>0.775<text:tab/> <text:s text:c="4"/>16.1094<text:tab/></text:p>
      <text:p text:style-name="P5"><text:s/>1.225<text:tab/> <text:s text:c="4"/>19.0652<text:tab/></text:p>
      <text:p text:style-name="P5"><text:s/>1.675<text:tab/> <text:s text:c="4"/>7.01801<text:tab/></text:p>
      <text:p text:style-name="P5"><text:s/>2.125<text:tab/> <text:s text:c="4"/>99.0013<text:tab/></text:p>
      <text:p text:style-name="P5"><text:s/>2.575<text:tab/> <text:s text:c="4"/>68.4829<text:tab/></text:p>
      <text:p text:style-name="P5"><text:s/>3.025<text:tab/> <text:s text:c="4"/>32.6193<text:tab/></text:p>
      <text:p text:style-name="P5"><text:s/>3.475<text:tab/> <text:s text:c="4"/>19.3088<text:tab/></text:p>
      <text:p text:style-name="P5"><text:s/>3.925<text:tab/> <text:s text:c="4"/>17.9413<text:tab/></text:p>
      <text:p text:style-name="P5"><text:s/>4.375<text:tab/> <text:s text:c="4"/>19.5348<text:tab/></text:p>
      <text:p text:style-name="P5"><text:s/>4.825<text:tab/> <text:s text:c="5"/>18.273<text:tab/></text:p>
      <text:p text:style-name="P5"><text:s/>5.275<text:tab/> <text:s text:c="4"/>17.6782<text:tab/></text:p>
      <text:p text:style-name="P5"><text:s/>5.725<text:tab/> <text:s text:c="4"/>20.6223<text:tab/></text:p>
      <text:p text:style-name="P5"><text:s/>6.175<text:tab/> <text:s text:c="4"/>20.3368<text:tab/></text:p>
      <text:p text:style-name="P5"><text:s/>6.625<text:tab/> <text:s text:c="5"/>20.392<text:tab/></text:p>
      <text:p text:style-name="P5"><text:s/>7.075<text:tab/> <text:s text:c="5"/>21.287<text:tab/></text:p>
      <text:p text:style-name="P5"><text:s/>7.525<text:tab/> <text:s text:c="4"/>21.4273<text:tab/></text:p>
      <text:p text:style-name="P5"><text:s/>7.975<text:tab/> <text:s text:c="5"/>23.923<text:tab/></text:p>
      <text:p text:style-name="P5"><text:s/>8.425<text:tab/> <text:s text:c="4"/>24.2019<text:tab/></text:p>
      <text:p text:style-name="P5"><text:s/>8.875<text:tab/> <text:s text:c="4"/>20.3965<text:tab/></text:p>
      <text:p text:style-name="P5">----------------------</text:p>
      <text:p text:style-name="P5">Total:<text:tab/> <text:s text:c="5"/>508.05<text:tab/></text:p>
      <text:p text:style-name="P5"><text:tab/></text:p>
      <text:p text:style-name="P5"><text:s/>0.325<text:tab/> <text:s text:c="2"/>0.0418022<text:tab/></text:p>
      <text:p text:style-name="P5"><text:s/>0.775<text:tab/> <text:s text:c="3"/>0.503989<text:tab/></text:p>
      <text:p text:style-name="P5"><text:s/>1.225<text:tab/> <text:s text:c="4"/>1.90145<text:tab/></text:p>
      <text:p text:style-name="P5"><text:s/>1.675<text:tab/> <text:s text:c="4"/>9.36923<text:tab/></text:p>
      <text:p text:style-name="P5"><text:s/>2.125<text:tab/> <text:s text:c="4"/>12.1774<text:tab/></text:p>
      <text:p text:style-name="P5"><text:s/>2.575<text:tab/> <text:s text:c="4"/>3.57235<text:tab/></text:p>
      <text:p text:style-name="P5"><text:s/>3.025<text:tab/> <text:s text:c="4"/>1.11648<text:tab/></text:p>
      <text:p text:style-name="P5"><text:s/>3.475<text:tab/> <text:s text:c="4"/>0.58777<text:tab/></text:p>
      <text:p text:style-name="P5"><text:s/>3.925<text:tab/> <text:s text:c="3"/>0.453638<text:tab/></text:p>
      <text:p text:style-name="P5"><text:s/>4.375<text:tab/> <text:s text:c="3"/>0.401575<text:tab/></text:p>
      <text:p text:style-name="P5"><text:s/>4.825<text:tab/> <text:s text:c="3"/>0.361087<text:tab/></text:p>
      <text:p text:style-name="P5"><text:s/>5.275<text:tab/> <text:s text:c="3"/>0.362068<text:tab/></text:p>
      <text:p text:style-name="P5"><text:s/>5.725<text:tab/> <text:s text:c="3"/>0.389039<text:tab/></text:p>
      <text:p text:style-name="P5"><text:s/>6.175<text:tab/> <text:s text:c="3"/>0.368088<text:tab/></text:p>
      <text:p text:style-name="P5"><text:s/>6.625<text:tab/> <text:s text:c="3"/>0.361189<text:tab/></text:p>
      <text:p text:style-name="P5"><text:s/>7.075<text:tab/> <text:s text:c="3"/>0.375526<text:tab/></text:p>
      <text:p text:style-name="P5"><text:s/>7.525<text:tab/> <text:s text:c="3"/>0.378963<text:tab/></text:p>
      <text:p text:style-name="P5"><text:s/>7.975<text:tab/> <text:s text:c="3"/>0.397435<text:tab/></text:p>
      <text:p text:style-name="P5"><text:s/>8.425<text:tab/> <text:s text:c="3"/>0.391957<text:tab/></text:p>
      <text:p text:style-name="P5"><text:s/>8.875<text:tab/> <text:s text:c="3"/>0.288988<text:tab/></text:p>
      <text:p text:style-name="P5">----------------------</text:p>
      <text:p text:style-name="P5"><text:soft-page-break/>Total:<text:tab/> <text:s text:c="7"/>33.8<text:tab/></text:p>
      <text:p text:style-name="P5"/>
      <text:p text:style-name="P5"><text:tab/></text:p>
      <text:p text:style-name="P5">--------- #Nu_E_Bar_Appearance ---------</text:p>
      <text:p text:style-name="P5"><text:tab/></text:p>
      <text:p text:style-name="P5"><text:s/>0.325<text:tab/> <text:s text:c="2"/>0.0487113<text:tab/></text:p>
      <text:p text:style-name="P5"><text:s/>0.775<text:tab/> <text:s text:c="3"/>0.306498<text:tab/></text:p>
      <text:p text:style-name="P5"><text:s/>1.225<text:tab/> <text:s text:c="4"/>1.84394<text:tab/></text:p>
      <text:p text:style-name="P5"><text:s/>1.675<text:tab/> <text:s text:c="4"/>15.2853<text:tab/></text:p>
      <text:p text:style-name="P5"><text:s/>2.125<text:tab/> <text:s text:c="4"/>21.0219<text:tab/></text:p>
      <text:p text:style-name="P5"><text:s/>2.575<text:tab/> <text:s text:c="4"/>6.03615<text:tab/></text:p>
      <text:p text:style-name="P5"><text:s/>3.025<text:tab/> <text:s text:c="4"/>1.66926<text:tab/></text:p>
      <text:p text:style-name="P5"><text:s/>3.475<text:tab/> <text:s text:c="3"/>0.719056<text:tab/></text:p>
      <text:p text:style-name="P5"><text:s/>3.925<text:tab/> <text:s text:c="3"/>0.467873<text:tab/></text:p>
      <text:p text:style-name="P5"><text:s/>4.375<text:tab/> <text:s text:c="3"/>0.363748<text:tab/></text:p>
      <text:p text:style-name="P5"><text:s/>4.825<text:tab/> <text:s text:c="3"/>0.300954<text:tab/></text:p>
      <text:p text:style-name="P5"><text:s/>5.275<text:tab/> <text:s text:c="3"/>0.254439<text:tab/></text:p>
      <text:p text:style-name="P5"><text:s/>5.725<text:tab/> <text:s text:c="3"/>0.228604<text:tab/></text:p>
      <text:p text:style-name="P5"><text:s/>6.175<text:tab/> <text:s text:c="3"/>0.201374<text:tab/></text:p>
      <text:p text:style-name="P5"><text:s/>6.625<text:tab/> <text:s text:c="3"/>0.185007<text:tab/></text:p>
      <text:p text:style-name="P5"><text:s/>7.075<text:tab/> <text:s text:c="3"/>0.173684<text:tab/></text:p>
      <text:p text:style-name="P5"><text:s/>7.525<text:tab/> <text:s text:c="3"/>0.159105<text:tab/></text:p>
      <text:p text:style-name="P5"><text:s/>7.975<text:tab/> <text:s text:c="3"/>0.153116<text:tab/></text:p>
      <text:p text:style-name="P5"><text:s/>8.425<text:tab/> <text:s text:c="3"/>0.142212<text:tab/></text:p>
      <text:p text:style-name="P5"><text:s/>8.875<text:tab/> <text:s text:c="3"/>0.104816<text:tab/></text:p>
      <text:p text:style-name="P5">----------------------</text:p>
      <text:p text:style-name="P5">Total:<text:tab/> <text:s text:c="4"/>49.6657<text:tab/></text:p>
      <text:p text:style-name="P5"><text:tab/></text:p>
      <text:p text:style-name="P5"><text:s/>0.325<text:tab/> <text:s/>0.00109342<text:tab/> <text:s/>0.00846032<text:tab/> <text:s/>0.00892053<text:tab/></text:p>
      <text:p text:style-name="P5"><text:s/>0.775<text:tab/> <text:s text:c="2"/>0.0436914<text:tab/> <text:s text:c="3"/>0.138754<text:tab/> <text:s text:c="3"/>0.103247<text:tab/></text:p>
      <text:p text:style-name="P5"><text:s/>1.225<text:tab/> <text:s text:c="2"/>0.0557319<text:tab/> <text:s text:c="3"/>0.628369<text:tab/> <text:s text:c="3"/>0.255219<text:tab/></text:p>
      <text:p text:style-name="P5"><text:s/>1.675<text:tab/> <text:s text:c="2"/>0.0228249<text:tab/> <text:s text:c="4"/>3.29421<text:tab/> <text:s text:c="3"/>0.454736<text:tab/></text:p>
      <text:p text:style-name="P5"><text:s/>2.125<text:tab/> <text:s text:c="3"/>0.338609<text:tab/> <text:s text:c="4"/>4.48475<text:tab/> <text:s text:c="3"/>0.735639<text:tab/></text:p>
      <text:p text:style-name="P5"><text:s/>2.575<text:tab/> <text:s text:c="3"/>0.252586<text:tab/> <text:s text:c="4"/>1.43259<text:tab/> <text:s text:c="3"/>0.837765<text:tab/></text:p>
      <text:p text:style-name="P5"><text:s/>3.025<text:tab/> <text:s text:c="3"/>0.123888<text:tab/> <text:s text:c="3"/>0.473866<text:tab/> <text:s text:c="3"/>0.879739<text:tab/></text:p>
      <text:p text:style-name="P5"><text:s/>3.475<text:tab/> <text:s text:c="2"/>0.0730571<text:tab/> <text:s text:c="3"/>0.249862<text:tab/> <text:s text:c="3"/>0.761636<text:tab/></text:p>
      <text:p text:style-name="P5"><text:s/>3.925<text:tab/> <text:s text:c="2"/>0.0694943<text:tab/> <text:s text:c="3"/>0.196539<text:tab/> <text:s text:c="3"/>0.767147<text:tab/></text:p>
      <text:p text:style-name="P5"><text:s/>4.375<text:tab/> <text:s text:c="2"/>0.0793151<text:tab/> <text:s text:c="3"/>0.181563<text:tab/> <text:s text:c="3"/>0.735279<text:tab/></text:p>
      <text:p text:style-name="P5"><text:s/>4.825<text:tab/> <text:s text:c="2"/>0.0822503<text:tab/> <text:s text:c="3"/>0.176013<text:tab/> <text:s text:c="3"/>0.706861<text:tab/></text:p>
      <text:p text:style-name="P5"><text:s/>5.275<text:tab/> <text:s text:c="2"/>0.0781444<text:tab/> <text:s text:c="3"/>0.172774<text:tab/> <text:s text:c="3"/>0.786662<text:tab/></text:p>
      <text:p text:style-name="P5"><text:s/>5.725<text:tab/> <text:s text:c="2"/>0.0867744<text:tab/> <text:s text:c="3"/>0.178536<text:tab/> <text:s text:c="3"/>0.822794<text:tab/></text:p>
      <text:p text:style-name="P5"><text:s/>6.175<text:tab/> <text:s text:c="2"/>0.0936065<text:tab/> <text:s text:c="3"/>0.179006<text:tab/> <text:s text:c="3"/>0.859154<text:tab/></text:p>
      <text:p text:style-name="P5"><text:s/>6.625<text:tab/> <text:s text:c="3"/>0.101051<text:tab/> <text:s text:c="3"/>0.187412<text:tab/> <text:s text:c="3"/>0.945805<text:tab/></text:p>
      <text:p text:style-name="P5"><text:s/>7.075<text:tab/> <text:s text:c="3"/>0.104675<text:tab/> <text:s text:c="3"/>0.197522<text:tab/> <text:s text:c="3"/>0.934356<text:tab/></text:p>
      <text:p text:style-name="P5"><text:s/>7.525<text:tab/> <text:s text:c="3"/>0.107759<text:tab/> <text:s text:c="3"/>0.203007<text:tab/> <text:s text:c="3"/>0.935559<text:tab/></text:p>
      <text:p text:style-name="P5"><text:s/>7.975<text:tab/> <text:s text:c="4"/>0.12322<text:tab/> <text:s text:c="3"/>0.217561<text:tab/> <text:s text:c="3"/>0.976683<text:tab/></text:p>
      <text:p text:style-name="P5"><text:s/>8.425<text:tab/> <text:s text:c="3"/>0.128115<text:tab/> <text:s text:c="4"/>0.22277<text:tab/> <text:s text:c="3"/>0.918507<text:tab/></text:p>
      <text:p text:style-name="P5"><text:s/>8.875<text:tab/> <text:s text:c="3"/>0.119299<text:tab/> <text:s text:c="4"/>0.17639<text:tab/> <text:s text:c="3"/>0.674294<text:tab/></text:p>
      <text:p text:style-name="P5">------------------------------------------------------</text:p>
      <text:p text:style-name="P5"><text:soft-page-break/>Total:<text:tab/> <text:s text:c="4"/>2.08519<text:tab/> <text:s text:c="9"/>13<text:tab/> <text:s text:c="7"/>14.1<text:tab/></text:p>
      <text:p text:style-name="P5"><text:tab/></text:p>
      <text:p text:style-name="P5">--------- #Nu_Mu_Bar_Disappearance ---------</text:p>
      <text:p text:style-name="P5"><text:tab/></text:p>
      <text:p text:style-name="P5"><text:s/>0.325<text:tab/> <text:s text:c="3"/>0.141256<text:tab/></text:p>
      <text:p text:style-name="P5"><text:s/>0.775<text:tab/> <text:s text:c="4"/>5.64436<text:tab/></text:p>
      <text:p text:style-name="P5"><text:s/>1.225<text:tab/> <text:s text:c="4"/>7.19984<text:tab/></text:p>
      <text:p text:style-name="P5"><text:s/>1.675<text:tab/> <text:s text:c="4"/>2.94868<text:tab/></text:p>
      <text:p text:style-name="P5"><text:s/>2.125<text:tab/> <text:s text:c="4"/>43.7439<text:tab/></text:p>
      <text:p text:style-name="P5"><text:s/>2.575<text:tab/> <text:s text:c="4"/>32.6309<text:tab/></text:p>
      <text:p text:style-name="P5"><text:s/>3.025<text:tab/> <text:s text:c="4"/>16.0048<text:tab/></text:p>
      <text:p text:style-name="P5"><text:s/>3.475<text:tab/> <text:s text:c="4"/>9.43804<text:tab/></text:p>
      <text:p text:style-name="P5"><text:s/>3.925<text:tab/> <text:s text:c="4"/>8.97776<text:tab/></text:p>
      <text:p text:style-name="P5"><text:s/>4.375<text:tab/> <text:s text:c="4"/>10.2465<text:tab/></text:p>
      <text:p text:style-name="P5"><text:s/>4.825<text:tab/> <text:s text:c="4"/>10.6257<text:tab/></text:p>
      <text:p text:style-name="P5"><text:s/>5.275<text:tab/> <text:s text:c="4"/>10.0953<text:tab/></text:p>
      <text:p text:style-name="P5"><text:s/>5.725<text:tab/> <text:s text:c="4"/>11.2101<text:tab/></text:p>
      <text:p text:style-name="P5"><text:s/>6.175<text:tab/> <text:s text:c="4"/>12.0927<text:tab/></text:p>
      <text:p text:style-name="P5"><text:s/>6.625<text:tab/> <text:s text:c="4"/>13.0545<text:tab/></text:p>
      <text:p text:style-name="P5"><text:s/>7.075<text:tab/> <text:s text:c="4"/>13.5227<text:tab/></text:p>
      <text:p text:style-name="P5"><text:s/>7.525<text:tab/> <text:s text:c="4"/>13.9211<text:tab/></text:p>
      <text:p text:style-name="P5"><text:s/>7.975<text:tab/> <text:s text:c="4"/>15.9185<text:tab/></text:p>
      <text:p text:style-name="P5"><text:s/>8.425<text:tab/> <text:s text:c="4"/>16.5509<text:tab/></text:p>
      <text:p text:style-name="P5"><text:s/>8.875<text:tab/> <text:s text:c="4"/>15.4119<text:tab/></text:p>
      <text:p text:style-name="P5">----------------------</text:p>
      <text:p text:style-name="P5">Total:<text:tab/> <text:s text:c="4"/>269.379<text:tab/></text:p>
      <text:p text:style-name="P5"><text:tab/></text:p>
      <text:p text:style-name="P5"><text:s/>0.325<text:tab/> <text:s/>0.00364445<text:tab/></text:p>
      <text:p text:style-name="P5"><text:s/>0.775<text:tab/> <text:s text:c="2"/>0.0597711<text:tab/></text:p>
      <text:p text:style-name="P5"><text:s/>1.225<text:tab/> <text:s text:c="3"/>0.270683<text:tab/></text:p>
      <text:p text:style-name="P5"><text:s/>1.675<text:tab/> <text:s text:c="4"/>1.41905<text:tab/></text:p>
      <text:p text:style-name="P5"><text:s/>2.125<text:tab/> <text:s text:c="5"/>1.9319<text:tab/></text:p>
      <text:p text:style-name="P5"><text:s/>2.575<text:tab/> <text:s text:c="3"/>0.617118<text:tab/></text:p>
      <text:p text:style-name="P5"><text:s/>3.025<text:tab/> <text:s text:c="3"/>0.204127<text:tab/></text:p>
      <text:p text:style-name="P5"><text:s/>3.475<text:tab/> <text:s text:c="3"/>0.107633<text:tab/></text:p>
      <text:p text:style-name="P5"><text:s/>3.925<text:tab/> <text:s text:c="2"/>0.0846632<text:tab/></text:p>
      <text:p text:style-name="P5"><text:s/>4.375<text:tab/> <text:s text:c="2"/>0.0782119<text:tab/></text:p>
      <text:p text:style-name="P5"><text:s/>4.825<text:tab/> <text:s text:c="2"/>0.0758211<text:tab/></text:p>
      <text:p text:style-name="P5"><text:s/>5.275<text:tab/> <text:s text:c="3"/>0.074426<text:tab/></text:p>
      <text:p text:style-name="P5"><text:s/>5.725<text:tab/> <text:s text:c="3"/>0.076908<text:tab/></text:p>
      <text:p text:style-name="P5"><text:s/>6.175<text:tab/> <text:s text:c="2"/>0.0771105<text:tab/></text:p>
      <text:p text:style-name="P5"><text:s/>6.625<text:tab/> <text:s text:c="2"/>0.0807313<text:tab/></text:p>
      <text:p text:style-name="P5"><text:s/>7.075<text:tab/> <text:s text:c="2"/>0.0850865<text:tab/></text:p>
      <text:p text:style-name="P5"><text:s/>7.525<text:tab/> <text:s text:c="2"/>0.0874491<text:tab/></text:p>
      <text:p text:style-name="P5"><text:s/>7.975<text:tab/> <text:s text:c="2"/>0.0937189<text:tab/></text:p>
      <text:p text:style-name="P5"><text:s/>8.425<text:tab/> <text:s text:c="2"/>0.0959624<text:tab/></text:p>
      <text:p text:style-name="P5"><text:s/>8.875<text:tab/> <text:s text:c="2"/>0.0759835<text:tab/></text:p>
      <text:p text:style-name="P5">----------------------</text:p>
      <text:p text:style-name="P5">Total:<text:tab/> <text:s text:c="4"/>5.59999<text:tab/></text:p>
      <text:p text:style-name="P5"><text:soft-page-break/></text:p>
      <text:p text:style-name="P5"><text:span text:style-name="T1">globes -p '0.6013,0.1479,0.7854,-1.57,0.000076,0.0025' -s NOvA.glb</text:span></text:p>
      <text:p text:style-name="P5"/>
      <text:p text:style-name="P5"/>
      <text:p text:style-name="P5">--------- #Nu_E_Appearance ---------</text:p>
      <text:p text:style-name="P5"><text:tab/></text:p>
      <text:p text:style-name="P5"><text:s/>0.325<text:tab/> <text:s text:c="3"/>0.141462<text:tab/></text:p>
      <text:p text:style-name="P5"><text:s/>0.775<text:tab/> <text:s text:c="4"/>1.85814<text:tab/></text:p>
      <text:p text:style-name="P5"><text:s/>1.225<text:tab/> <text:s text:c="4"/>13.4315<text:tab/></text:p>
      <text:p text:style-name="P5"><text:s/>1.675<text:tab/> <text:s text:c="4"/>69.4548<text:tab/></text:p>
      <text:p text:style-name="P5"><text:s/>2.125<text:tab/> <text:s text:c="5"/>77.664<text:tab/></text:p>
      <text:p text:style-name="P5"><text:s/>2.575<text:tab/> <text:s text:c="4"/>18.5307<text:tab/></text:p>
      <text:p text:style-name="P5"><text:s/>3.025<text:tab/> <text:s text:c="4"/>4.44867<text:tab/></text:p>
      <text:p text:style-name="P5"><text:s/>3.475<text:tab/> <text:s text:c="4"/>1.79446<text:tab/></text:p>
      <text:p text:style-name="P5"><text:s/>3.925<text:tab/> <text:s text:c="4"/>1.08782<text:tab/></text:p>
      <text:p text:style-name="P5"><text:s/>4.375<text:tab/> <text:s text:c="3"/>0.777739<text:tab/></text:p>
      <text:p text:style-name="P5"><text:s/>4.825<text:tab/> <text:s text:c="3"/>0.573891<text:tab/></text:p>
      <text:p text:style-name="P5"><text:s/>5.275<text:tab/> <text:s text:c="3"/>0.474287<text:tab/></text:p>
      <text:p text:style-name="P5"><text:s/>5.725<text:tab/> <text:s text:c="3"/>0.431421<text:tab/></text:p>
      <text:p text:style-name="P5"><text:s/>6.175<text:tab/> <text:s text:c="3"/>0.351119<text:tab/></text:p>
      <text:p text:style-name="P5"><text:s/>6.625<text:tab/> <text:s text:c="3"/>0.297717<text:tab/></text:p>
      <text:p text:style-name="P5"><text:s/>7.075<text:tab/> <text:s text:c="3"/>0.272051<text:tab/></text:p>
      <text:p text:style-name="P5"><text:s/>7.525<text:tab/> <text:s text:c="3"/>0.243036<text:tab/></text:p>
      <text:p text:style-name="P5"><text:s/>7.975<text:tab/> <text:s text:c="3"/>0.226648<text:tab/></text:p>
      <text:p text:style-name="P5"><text:s/>8.425<text:tab/> <text:s text:c="3"/>0.202102<text:tab/></text:p>
      <text:p text:style-name="P5"><text:s/>8.875<text:tab/> <text:s text:c="3"/>0.137871<text:tab/></text:p>
      <text:p text:style-name="P5">----------------------</text:p>
      <text:p text:style-name="P5">Total:<text:tab/> <text:s text:c="4"/>192.399<text:tab/></text:p>
      <text:p text:style-name="P5"><text:tab/></text:p>
      <text:p text:style-name="P5"><text:s/>0.325<text:tab/> <text:s/>0.00462579<text:tab/> <text:s text:c="2"/>0.0488517<text:tab/> <text:s text:c="2"/>0.0338719<text:tab/></text:p>
      <text:p text:style-name="P5"><text:s/>0.775<text:tab/> <text:s text:c="3"/>0.178124<text:tab/> <text:s text:c="3"/>0.588981<text:tab/> <text:s text:c="3"/>0.371828<text:tab/></text:p>
      <text:p text:style-name="P5"><text:s/>1.225<text:tab/> <text:s text:c="3"/>0.204351<text:tab/> <text:s text:c="4"/>2.22211<text:tab/> <text:s text:c="3"/>0.768686<text:tab/></text:p>
      <text:p text:style-name="P5"><text:s/>1.675<text:tab/> <text:s text:c="2"/>0.0858586<text:tab/> <text:s text:c="4"/>10.9493<text:tab/> <text:s text:c="4"/>1.31711<text:tab/></text:p>
      <text:p text:style-name="P5"><text:s/>2.125<text:tab/> <text:s text:c="4"/>1.13186<text:tab/> <text:s text:c="5"/>14.231<text:tab/> <text:s text:c="4"/>1.67112<text:tab/></text:p>
      <text:p text:style-name="P5"><text:s/>2.575<text:tab/> <text:s text:c="3"/>0.772426<text:tab/> <text:s text:c="4"/>4.17479<text:tab/> <text:s text:c="4"/>1.95783<text:tab/></text:p>
      <text:p text:style-name="P5"><text:s/>3.025<text:tab/> <text:s text:c="3"/>0.365883<text:tab/> <text:s text:c="4"/>1.30477<text:tab/> <text:s text:c="5"/>2.0473<text:tab/></text:p>
      <text:p text:style-name="P5"><text:s/>3.475<text:tab/> <text:s text:c="3"/>0.215973<text:tab/> <text:s text:c="3"/>0.686891<text:tab/> <text:s text:c="4"/>1.77613<text:tab/></text:p>
      <text:p text:style-name="P5"><text:s/>3.925<text:tab/> <text:s text:c="3"/>0.200381<text:tab/> <text:s text:c="4"/>0.53014<text:tab/> <text:s text:c="4"/>1.58493<text:tab/></text:p>
      <text:p text:style-name="P5"><text:s/>4.375<text:tab/> <text:s text:c="3"/>0.217979<text:tab/> <text:s text:c="3"/>0.469297<text:tab/> <text:s text:c="4"/>1.43488<text:tab/></text:p>
      <text:p text:style-name="P5"><text:s/>4.825<text:tab/> <text:s text:c="4"/>0.20377<text:tab/> <text:s text:c="4"/>0.42198<text:tab/> <text:s text:c="4"/>1.48232<text:tab/></text:p>
      <text:p text:style-name="P5"><text:s/>5.275<text:tab/> <text:s text:c="3"/>0.197042<text:tab/> <text:s text:c="3"/>0.423127<text:tab/> <text:s text:c="4"/>1.50458<text:tab/></text:p>
      <text:p text:style-name="P5"><text:s/>5.725<text:tab/> <text:s text:c="3"/>0.229778<text:tab/> <text:s text:c="3"/>0.454647<text:tab/> <text:s text:c="4"/>1.54785<text:tab/></text:p>
      <text:p text:style-name="P5"><text:s/>6.175<text:tab/> <text:s text:c="3"/>0.226538<text:tab/> <text:s text:c="3"/>0.430162<text:tab/> <text:s text:c="4"/>1.59339<text:tab/></text:p>
      <text:p text:style-name="P5"><text:s/>6.625<text:tab/> <text:s text:c="3"/>0.227105<text:tab/> <text:s text:c="3"/>0.422099<text:tab/> <text:s text:c="4"/>1.69536<text:tab/></text:p>
      <text:p text:style-name="P5"><text:s/>7.075<text:tab/> <text:s text:c="3"/>0.237032<text:tab/> <text:s text:c="3"/>0.438855<text:tab/> <text:s text:c="4"/>1.59232<text:tab/></text:p>
      <text:p text:style-name="P5"><text:s/>7.525<text:tab/> <text:s text:c="3"/>0.238562<text:tab/> <text:s text:c="3"/>0.442871<text:tab/> <text:s text:c="4"/>1.45203<text:tab/></text:p>
      <text:p text:style-name="P5"><text:s/>7.975<text:tab/> <text:s text:c="3"/>0.266317<text:tab/> <text:s text:c="3"/>0.464459<text:tab/> <text:s text:c="4"/>1.53775<text:tab/></text:p>
      <text:p text:style-name="P5"><text:s/>8.425<text:tab/> <text:s text:c="3"/>0.269398<text:tab/> <text:s text:c="3"/>0.458057<text:tab/> <text:s text:c="4"/>1.78807<text:tab/></text:p>
      <text:p text:style-name="P5"><text:s/>8.875<text:tab/> <text:s text:c="3"/>0.227023<text:tab/> <text:s text:c="3"/>0.337723<text:tab/> <text:s text:c="4"/>1.34265<text:tab/></text:p>
      <text:p text:style-name="P5"><text:soft-page-break/>------------------------------------------------------</text:p>
      <text:p text:style-name="P5">Total:<text:tab/> <text:s text:c="4"/>5.70002<text:tab/> <text:s text:c="7"/>39.5<text:tab/> <text:s text:c="7"/>28.5<text:tab/></text:p>
      <text:p text:style-name="P5"/>
      <text:p text:style-name="P5"><text:tab/></text:p>
      <text:p text:style-name="P5">--------- #Nu_Mu_Disappearance ---------</text:p>
      <text:p text:style-name="P5"><text:tab/></text:p>
      <text:p text:style-name="P5"><text:s/>0.325<text:tab/> <text:s text:c="3"/>0.415889<text:tab/></text:p>
      <text:p text:style-name="P5"><text:s/>0.775<text:tab/> <text:s text:c="4"/>16.0145<text:tab/></text:p>
      <text:p text:style-name="P5"><text:s/>1.225<text:tab/> <text:s text:c="4"/>18.3725<text:tab/></text:p>
      <text:p text:style-name="P5"><text:s/>1.675<text:tab/> <text:s text:c="4"/>7.71925<text:tab/></text:p>
      <text:p text:style-name="P5"><text:s/>2.125<text:tab/> <text:s text:c="4"/>101.761<text:tab/></text:p>
      <text:p text:style-name="P5"><text:s/>2.575<text:tab/> <text:s text:c="4"/>69.4462<text:tab/></text:p>
      <text:p text:style-name="P5"><text:s/>3.025<text:tab/> <text:s text:c="4"/>32.8953<text:tab/></text:p>
      <text:p text:style-name="P5"><text:s/>3.475<text:tab/> <text:s text:c="4"/>19.4174<text:tab/></text:p>
      <text:p text:style-name="P5"><text:s/>3.925<text:tab/> <text:s text:c="4"/>18.0155<text:tab/></text:p>
      <text:p text:style-name="P5"><text:s/>4.375<text:tab/> <text:s text:c="4"/>19.5977<text:tab/></text:p>
      <text:p text:style-name="P5"><text:s/>4.825<text:tab/> <text:s text:c="4"/>18.3203<text:tab/></text:p>
      <text:p text:style-name="P5"><text:s/>5.275<text:tab/> <text:s text:c="4"/>17.7154<text:tab/></text:p>
      <text:p text:style-name="P5"><text:s/>5.725<text:tab/> <text:s text:c="4"/>20.6586<text:tab/></text:p>
      <text:p text:style-name="P5"><text:s/>6.175<text:tab/> <text:s text:c="4"/>20.3672<text:tab/></text:p>
      <text:p text:style-name="P5"><text:s/>6.625<text:tab/> <text:s text:c="4"/>20.4182<text:tab/></text:p>
      <text:p text:style-name="P5"><text:s/>7.075<text:tab/> <text:s text:c="4"/>21.3108<text:tab/></text:p>
      <text:p text:style-name="P5"><text:s/>7.525<text:tab/> <text:s text:c="4"/>21.4483<text:tab/></text:p>
      <text:p text:style-name="P5"><text:s/>7.975<text:tab/> <text:s text:c="4"/>23.9437<text:tab/></text:p>
      <text:p text:style-name="P5"><text:s/>8.425<text:tab/> <text:s text:c="4"/>24.2207<text:tab/></text:p>
      <text:p text:style-name="P5"><text:s/>8.875<text:tab/> <text:s text:c="4"/>20.4109<text:tab/></text:p>
      <text:p text:style-name="P5">----------------------</text:p>
      <text:p text:style-name="P5">Total:<text:tab/> <text:s text:c="4"/>512.469<text:tab/></text:p>
      <text:p text:style-name="P5"><text:tab/></text:p>
      <text:p text:style-name="P5"><text:s/>0.325<text:tab/> <text:s text:c="2"/>0.0418022<text:tab/></text:p>
      <text:p text:style-name="P5"><text:s/>0.775<text:tab/> <text:s text:c="3"/>0.503989<text:tab/></text:p>
      <text:p text:style-name="P5"><text:s/>1.225<text:tab/> <text:s text:c="4"/>1.90145<text:tab/></text:p>
      <text:p text:style-name="P5"><text:s/>1.675<text:tab/> <text:s text:c="4"/>9.36923<text:tab/></text:p>
      <text:p text:style-name="P5"><text:s/>2.125<text:tab/> <text:s text:c="4"/>12.1774<text:tab/></text:p>
      <text:p text:style-name="P5"><text:s/>2.575<text:tab/> <text:s text:c="4"/>3.57235<text:tab/></text:p>
      <text:p text:style-name="P5"><text:s/>3.025<text:tab/> <text:s text:c="4"/>1.11648<text:tab/></text:p>
      <text:p text:style-name="P5"><text:s/>3.475<text:tab/> <text:s text:c="4"/>0.58777<text:tab/></text:p>
      <text:p text:style-name="P5"><text:s/>3.925<text:tab/> <text:s text:c="3"/>0.453638<text:tab/></text:p>
      <text:p text:style-name="P5"><text:s/>4.375<text:tab/> <text:s text:c="3"/>0.401575<text:tab/></text:p>
      <text:p text:style-name="P5"><text:s/>4.825<text:tab/> <text:s text:c="3"/>0.361087<text:tab/></text:p>
      <text:p text:style-name="P5"><text:s/>5.275<text:tab/> <text:s text:c="3"/>0.362068<text:tab/></text:p>
      <text:p text:style-name="P5"><text:s/>5.725<text:tab/> <text:s text:c="3"/>0.389039<text:tab/></text:p>
      <text:p text:style-name="P5"><text:s/>6.175<text:tab/> <text:s text:c="3"/>0.368088<text:tab/></text:p>
      <text:p text:style-name="P5"><text:s/>6.625<text:tab/> <text:s text:c="3"/>0.361189<text:tab/></text:p>
      <text:p text:style-name="P5"><text:s/>7.075<text:tab/> <text:s text:c="3"/>0.375526<text:tab/></text:p>
      <text:p text:style-name="P5"><text:s/>7.525<text:tab/> <text:s text:c="3"/>0.378963<text:tab/></text:p>
      <text:p text:style-name="P5"><text:s/>7.975<text:tab/> <text:s text:c="3"/>0.397435<text:tab/></text:p>
      <text:p text:style-name="P5"><text:s/>8.425<text:tab/> <text:s text:c="3"/>0.391957<text:tab/></text:p>
      <text:p text:style-name="P5"><text:s/>8.875<text:tab/> <text:s text:c="3"/>0.288988<text:tab/></text:p>
      <text:p text:style-name="P5"><text:soft-page-break/>----------------------</text:p>
      <text:p text:style-name="P5">Total:<text:tab/> <text:s text:c="7"/>33.8<text:tab/></text:p>
      <text:p text:style-name="P5"/>
      <text:p text:style-name="P5"><text:tab/></text:p>
      <text:p text:style-name="P5">--------- #Nu_E_Bar_Appearance ---------</text:p>
      <text:p text:style-name="P5"><text:tab/></text:p>
      <text:p text:style-name="P5"><text:s/>0.325<text:tab/> <text:s text:c="2"/>0.0209633<text:tab/></text:p>
      <text:p text:style-name="P5"><text:s/>0.775<text:tab/> <text:s text:c="3"/>0.127426<text:tab/></text:p>
      <text:p text:style-name="P5"><text:s/>1.225<text:tab/> <text:s text:c="4"/>1.24101<text:tab/></text:p>
      <text:p text:style-name="P5"><text:s/>1.675<text:tab/> <text:s text:c="4"/>10.1221<text:tab/></text:p>
      <text:p text:style-name="P5"><text:s/>2.125<text:tab/> <text:s text:c="4"/>14.2692<text:tab/></text:p>
      <text:p text:style-name="P5"><text:s/>2.575<text:tab/> <text:s text:c="4"/>4.20441<text:tab/></text:p>
      <text:p text:style-name="P5"><text:s/>3.025<text:tab/> <text:s text:c="4"/>1.19291<text:tab/></text:p>
      <text:p text:style-name="P5"><text:s/>3.475<text:tab/> <text:s text:c="3"/>0.524754<text:tab/></text:p>
      <text:p text:style-name="P5"><text:s/>3.925<text:tab/> <text:s text:c="3"/>0.346906<text:tab/></text:p>
      <text:p text:style-name="P5"><text:s/>4.375<text:tab/> <text:s text:c="3"/>0.273022<text:tab/></text:p>
      <text:p text:style-name="P5"><text:s/>4.825<text:tab/> <text:s text:c="3"/>0.228128<text:tab/></text:p>
      <text:p text:style-name="P5"><text:s/>5.275<text:tab/> <text:s text:c="3"/>0.194478<text:tab/></text:p>
      <text:p text:style-name="P5"><text:s/>5.725<text:tab/> <text:s text:c="4"/>0.17597<text:tab/></text:p>
      <text:p text:style-name="P5"><text:s/>6.175<text:tab/> <text:s text:c="3"/>0.155928<text:tab/></text:p>
      <text:p text:style-name="P5"><text:s/>6.625<text:tab/> <text:s text:c="3"/>0.144034<text:tab/></text:p>
      <text:p text:style-name="P5"><text:s/>7.075<text:tab/> <text:s text:c="3"/>0.135821<text:tab/></text:p>
      <text:p text:style-name="P5"><text:s/>7.525<text:tab/> <text:s text:c="3"/>0.124934<text:tab/></text:p>
      <text:p text:style-name="P5"><text:s/>7.975<text:tab/> <text:s text:c="3"/>0.120667<text:tab/></text:p>
      <text:p text:style-name="P5"><text:s/>8.425<text:tab/> <text:s text:c="3"/>0.112422<text:tab/></text:p>
      <text:p text:style-name="P5"><text:s/>8.875<text:tab/> <text:s text:c="3"/>0.083043<text:tab/></text:p>
      <text:p text:style-name="P5">----------------------</text:p>
      <text:p text:style-name="P5">Total:<text:tab/> <text:s text:c="4"/>33.7982<text:tab/></text:p>
      <text:p text:style-name="P5"><text:tab/></text:p>
      <text:p text:style-name="P5"><text:s/>0.325<text:tab/> <text:s/>0.00108574<text:tab/> <text:s/>0.00846032<text:tab/> <text:s/>0.00892053<text:tab/></text:p>
      <text:p text:style-name="P5"><text:s/>0.775<text:tab/> <text:s text:c="2"/>0.0438559<text:tab/> <text:s text:c="3"/>0.138754<text:tab/> <text:s text:c="3"/>0.103247<text:tab/></text:p>
      <text:p text:style-name="P5"><text:s/>1.225<text:tab/> <text:s text:c="2"/>0.0544144<text:tab/> <text:s text:c="3"/>0.628369<text:tab/> <text:s text:c="3"/>0.255219<text:tab/></text:p>
      <text:p text:style-name="P5"><text:s/>1.675<text:tab/> <text:s text:c="2"/>0.0247704<text:tab/> <text:s text:c="4"/>3.29421<text:tab/> <text:s text:c="3"/>0.454736<text:tab/></text:p>
      <text:p text:style-name="P5"><text:s/>2.125<text:tab/> <text:s text:c="3"/>0.346529<text:tab/> <text:s text:c="4"/>4.48475<text:tab/> <text:s text:c="3"/>0.735639<text:tab/></text:p>
      <text:p text:style-name="P5"><text:s/>2.575<text:tab/> <text:s text:c="3"/>0.255655<text:tab/> <text:s text:c="4"/>1.43259<text:tab/> <text:s text:c="3"/>0.837765<text:tab/></text:p>
      <text:p text:style-name="P5"><text:s/>3.025<text:tab/> <text:s text:c="4"/>0.12482<text:tab/> <text:s text:c="3"/>0.473866<text:tab/> <text:s text:c="3"/>0.879739<text:tab/></text:p>
      <text:p text:style-name="P5"><text:s/>3.475<text:tab/> <text:s text:c="2"/>0.0734285<text:tab/> <text:s text:c="3"/>0.249862<text:tab/> <text:s text:c="3"/>0.761636<text:tab/></text:p>
      <text:p text:style-name="P5"><text:s/>3.925<text:tab/> <text:s text:c="2"/>0.0697575<text:tab/> <text:s text:c="3"/>0.196539<text:tab/> <text:s text:c="3"/>0.767147<text:tab/></text:p>
      <text:p text:style-name="P5"><text:s/>4.375<text:tab/> <text:s text:c="2"/>0.0795506<text:tab/> <text:s text:c="3"/>0.181563<text:tab/> <text:s text:c="3"/>0.735279<text:tab/></text:p>
      <text:p text:style-name="P5"><text:s/>4.825<text:tab/> <text:s text:c="2"/>0.0824475<text:tab/> <text:s text:c="3"/>0.176013<text:tab/> <text:s text:c="3"/>0.706861<text:tab/></text:p>
      <text:p text:style-name="P5"><text:s/>5.275<text:tab/> <text:s text:c="2"/>0.0782987<text:tab/> <text:s text:c="3"/>0.172774<text:tab/> <text:s text:c="3"/>0.786662<text:tab/></text:p>
      <text:p text:style-name="P5"><text:s/>5.725<text:tab/> <text:s text:c="2"/>0.0869179<text:tab/> <text:s text:c="3"/>0.178536<text:tab/> <text:s text:c="3"/>0.822794<text:tab/></text:p>
      <text:p text:style-name="P5"><text:s/>6.175<text:tab/> <text:s text:c="2"/>0.0937391<text:tab/> <text:s text:c="3"/>0.179006<text:tab/> <text:s text:c="3"/>0.859154<text:tab/></text:p>
      <text:p text:style-name="P5"><text:s/>6.625<text:tab/> <text:s text:c="3"/>0.101174<text:tab/> <text:s text:c="3"/>0.187412<text:tab/> <text:s text:c="3"/>0.945805<text:tab/></text:p>
      <text:p text:style-name="P5"><text:s/>7.075<text:tab/> <text:s text:c="3"/>0.104787<text:tab/> <text:s text:c="3"/>0.197522<text:tab/> <text:s text:c="3"/>0.934356<text:tab/></text:p>
      <text:p text:style-name="P5"><text:s/>7.525<text:tab/> <text:s text:c="4"/>0.10786<text:tab/> <text:s text:c="3"/>0.203007<text:tab/> <text:s text:c="3"/>0.935559<text:tab/></text:p>
      <text:p text:style-name="P5"><text:s/>7.975<text:tab/> <text:s text:c="3"/>0.123323<text:tab/> <text:s text:c="3"/>0.217561<text:tab/> <text:s text:c="3"/>0.976683<text:tab/></text:p>
      <text:p text:style-name="P5"><text:s/>8.425<text:tab/> <text:s text:c="3"/>0.128211<text:tab/> <text:s text:c="4"/>0.22277<text:tab/> <text:s text:c="3"/>0.918507<text:tab/></text:p>
      <text:p text:style-name="P5"><text:s/>8.875<text:tab/> <text:s text:c="4"/>0.11938<text:tab/> <text:s text:c="4"/>0.17639<text:tab/> <text:s text:c="3"/>0.674294<text:tab/></text:p>
      <text:p text:style-name="P5"><text:soft-page-break/>------------------------------------------------------</text:p>
      <text:p text:style-name="P5">Total:<text:tab/> <text:s text:c="8"/>2.1<text:tab/> <text:s text:c="9"/>13<text:tab/> <text:s text:c="7"/>14.1<text:tab/></text:p>
      <text:p text:style-name="P5">--------- #Nu_Mu_Bar_Disappearance ---------</text:p>
      <text:p text:style-name="P5"><text:tab/></text:p>
      <text:p text:style-name="P5"><text:s/>0.325<text:tab/> <text:s text:c="3"/>0.140264<text:tab/></text:p>
      <text:p text:style-name="P5"><text:s/>0.775<text:tab/> <text:s text:c="4"/>5.66562<text:tab/></text:p>
      <text:p text:style-name="P5"><text:s/>1.225<text:tab/> <text:s text:c="4"/>7.02963<text:tab/></text:p>
      <text:p text:style-name="P5"><text:s/>1.675<text:tab/> <text:s text:c="4"/>3.20001<text:tab/></text:p>
      <text:p text:style-name="P5"><text:s/>2.125<text:tab/> <text:s text:c="5"/>44.767<text:tab/></text:p>
      <text:p text:style-name="P5"><text:s/>2.575<text:tab/> <text:s text:c="4"/>33.0274<text:tab/></text:p>
      <text:p text:style-name="P5"><text:s/>3.025<text:tab/> <text:s text:c="4"/>16.1251<text:tab/></text:p>
      <text:p text:style-name="P5"><text:s/>3.475<text:tab/> <text:s text:c="4"/>9.48602<text:tab/></text:p>
      <text:p text:style-name="P5"><text:s/>3.925<text:tab/> <text:s text:c="4"/>9.01177<text:tab/></text:p>
      <text:p text:style-name="P5"><text:s/>4.375<text:tab/> <text:s text:c="4"/>10.2769<text:tab/></text:p>
      <text:p text:style-name="P5"><text:s/>4.825<text:tab/> <text:s text:c="4"/>10.6511<text:tab/></text:p>
      <text:p text:style-name="P5"><text:s/>5.275<text:tab/> <text:s text:c="4"/>10.1152<text:tab/></text:p>
      <text:p text:style-name="P5"><text:s/>5.725<text:tab/> <text:s text:c="4"/>11.2287<text:tab/></text:p>
      <text:p text:style-name="P5"><text:s/>6.175<text:tab/> <text:s text:c="4"/>12.1099<text:tab/></text:p>
      <text:p text:style-name="P5"><text:s/>6.625<text:tab/> <text:s text:c="4"/>13.0704<text:tab/></text:p>
      <text:p text:style-name="P5"><text:s/>7.075<text:tab/> <text:s text:c="4"/>13.5371<text:tab/></text:p>
      <text:p text:style-name="P5"><text:s/>7.525<text:tab/> <text:s text:c="4"/>13.9341<text:tab/></text:p>
      <text:p text:style-name="P5"><text:s/>7.975<text:tab/> <text:s text:c="4"/>15.9317<text:tab/></text:p>
      <text:p text:style-name="P5"><text:s/>8.425<text:tab/> <text:s text:c="4"/>16.5632<text:tab/></text:p>
      <text:p text:style-name="P5"><text:s/>8.875<text:tab/> <text:s text:c="4"/>15.4223<text:tab/></text:p>
      <text:p text:style-name="P5">----------------------</text:p>
      <text:p text:style-name="P5">Total:<text:tab/> <text:s text:c="4"/>271.293<text:tab/></text:p>
      <text:p text:style-name="P5"><text:tab/></text:p>
      <text:p text:style-name="P5"><text:s/>0.325<text:tab/> <text:s/>0.00364445<text:tab/></text:p>
      <text:p text:style-name="P5"><text:s/>0.775<text:tab/> <text:s text:c="2"/>0.0597711<text:tab/></text:p>
      <text:p text:style-name="P5"><text:s/>1.225<text:tab/> <text:s text:c="3"/>0.270683<text:tab/></text:p>
      <text:p text:style-name="P5"><text:s/>1.675<text:tab/> <text:s text:c="4"/>1.41905<text:tab/></text:p>
      <text:p text:style-name="P5"><text:s/>2.125<text:tab/> <text:s text:c="5"/>1.9319<text:tab/></text:p>
      <text:p text:style-name="P5"><text:s/>2.575<text:tab/> <text:s text:c="3"/>0.617118<text:tab/></text:p>
      <text:p text:style-name="P5"><text:s/>3.025<text:tab/> <text:s text:c="3"/>0.204127<text:tab/></text:p>
      <text:p text:style-name="P5"><text:s/>3.475<text:tab/> <text:s text:c="3"/>0.107633<text:tab/></text:p>
      <text:p text:style-name="P5"><text:s/>3.925<text:tab/> <text:s text:c="2"/>0.0846632<text:tab/></text:p>
      <text:p text:style-name="P5"><text:s/>4.375<text:tab/> <text:s text:c="2"/>0.0782119<text:tab/></text:p>
      <text:p text:style-name="P5"><text:s/>4.825<text:tab/> <text:s text:c="2"/>0.0758211<text:tab/></text:p>
      <text:p text:style-name="P5"><text:s/>5.275<text:tab/> <text:s text:c="3"/>0.074426<text:tab/></text:p>
      <text:p text:style-name="P5"><text:s/>5.725<text:tab/> <text:s text:c="3"/>0.076908<text:tab/></text:p>
      <text:p text:style-name="P5"><text:s/>6.175<text:tab/> <text:s text:c="2"/>0.0771105<text:tab/></text:p>
      <text:p text:style-name="P5"><text:s/>6.625<text:tab/> <text:s text:c="2"/>0.0807313<text:tab/></text:p>
      <text:p text:style-name="P5"><text:s/>7.075<text:tab/> <text:s text:c="2"/>0.0850865<text:tab/></text:p>
      <text:p text:style-name="P5"><text:s/>7.525<text:tab/> <text:s text:c="2"/>0.0874491<text:tab/></text:p>
      <text:p text:style-name="P5"><text:s/>7.975<text:tab/> <text:s text:c="2"/>0.0937189<text:tab/></text:p>
      <text:p text:style-name="P5"><text:s/>8.425<text:tab/> <text:s text:c="2"/>0.0959624<text:tab/></text:p>
      <text:p text:style-name="P5"><text:s/>8.875<text:tab/> <text:s text:c="2"/>0.0759835<text:tab/></text:p>
      <text:p text:style-name="P5">----------------------</text:p>
      <text:p text:style-name="P5">Total:<text:tab/> <text:s text:c="4"/>5.59999<text:tab/></text:p>
      <text:p text:style-name="P6"><text:soft-page-break/>globes -p '0.6013,0.1479,0.7854,1.57,0.000076,0.0025' -s NOvA.glb</text:p>
      <text:p text:style-name="P6"/>
      <text:p text:style-name="P5"/>
      <text:p text:style-name="P5">--------- #Nu_E_Appearance ---------</text:p>
      <text:p text:style-name="P5"><text:tab/></text:p>
      <text:p text:style-name="P5"><text:s/>0.325<text:tab/> <text:s text:c="2"/>0.0441897<text:tab/></text:p>
      <text:p text:style-name="P5"><text:s/>0.775<text:tab/> <text:s text:c="3"/>0.768378<text:tab/></text:p>
      <text:p text:style-name="P5"><text:s/>1.225<text:tab/> <text:s text:c="4"/>7.24857<text:tab/></text:p>
      <text:p text:style-name="P5"><text:s/>1.675<text:tab/> <text:s text:c="4"/>41.8452<text:tab/></text:p>
      <text:p text:style-name="P5"><text:s/>2.125<text:tab/> <text:s text:c="4"/>50.3887<text:tab/></text:p>
      <text:p text:style-name="P5"><text:s/>2.575<text:tab/> <text:s text:c="4"/>12.7689<text:tab/></text:p>
      <text:p text:style-name="P5"><text:s/>3.025<text:tab/> <text:s text:c="4"/>3.24523<text:tab/></text:p>
      <text:p text:style-name="P5"><text:s/>3.475<text:tab/> <text:s text:c="4"/>1.36746<text:tab/></text:p>
      <text:p text:style-name="P5"><text:s/>3.925<text:tab/> <text:s text:c="3"/>0.856133<text:tab/></text:p>
      <text:p text:style-name="P5"><text:s/>4.375<text:tab/> <text:s text:c="3"/>0.627183<text:tab/></text:p>
      <text:p text:style-name="P5"><text:s/>4.825<text:tab/> <text:s text:c="3"/>0.471996<text:tab/></text:p>
      <text:p text:style-name="P5"><text:s/>5.275<text:tab/> <text:s text:c="3"/>0.396823<text:tab/></text:p>
      <text:p text:style-name="P5"><text:s/>5.725<text:tab/> <text:s text:c="4"/>0.36585<text:tab/></text:p>
      <text:p text:style-name="P5"><text:s/>6.175<text:tab/> <text:s text:c="3"/>0.301167<text:tab/></text:p>
      <text:p text:style-name="P5"><text:s/>6.625<text:tab/> <text:s text:c="3"/>0.258102<text:tab/></text:p>
      <text:p text:style-name="P5"><text:s/>7.075<text:tab/> <text:s text:c="3"/>0.237959<text:tab/></text:p>
      <text:p text:style-name="P5"><text:s/>7.525<text:tab/> <text:s text:c="3"/>0.214253<text:tab/></text:p>
      <text:p text:style-name="P5"><text:s/>7.975<text:tab/> <text:s text:c="3"/>0.201236<text:tab/></text:p>
      <text:p text:style-name="P5"><text:s/>8.425<text:tab/> <text:s text:c="3"/>0.180488<text:tab/></text:p>
      <text:p text:style-name="P5"><text:s/>8.875<text:tab/> <text:s text:c="4"/>0.12366<text:tab/></text:p>
      <text:p text:style-name="P5">----------------------</text:p>
      <text:p text:style-name="P5">Total:<text:tab/> <text:s text:c="4"/>121.911<text:tab/></text:p>
      <text:p text:style-name="P5"><text:tab/></text:p>
      <text:p text:style-name="P5"><text:s/>0.325<text:tab/> <text:s/>0.00462579<text:tab/> <text:s text:c="2"/>0.0488517<text:tab/> <text:s text:c="2"/>0.0338719<text:tab/></text:p>
      <text:p text:style-name="P5"><text:s/>0.775<text:tab/> <text:s text:c="3"/>0.178124<text:tab/> <text:s text:c="3"/>0.588981<text:tab/> <text:s text:c="3"/>0.371828<text:tab/></text:p>
      <text:p text:style-name="P5"><text:s/>1.225<text:tab/> <text:s text:c="3"/>0.204351<text:tab/> <text:s text:c="4"/>2.22211<text:tab/> <text:s text:c="3"/>0.768686<text:tab/></text:p>
      <text:p text:style-name="P5"><text:s/>1.675<text:tab/> <text:s text:c="2"/>0.0858586<text:tab/> <text:s text:c="4"/>10.9493<text:tab/> <text:s text:c="4"/>1.31711<text:tab/></text:p>
      <text:p text:style-name="P5"><text:s/>2.125<text:tab/> <text:s text:c="4"/>1.13186<text:tab/> <text:s text:c="5"/>14.231<text:tab/> <text:s text:c="4"/>1.67112<text:tab/></text:p>
      <text:p text:style-name="P5"><text:s/>2.575<text:tab/> <text:s text:c="3"/>0.772426<text:tab/> <text:s text:c="4"/>4.17479<text:tab/> <text:s text:c="4"/>1.95783<text:tab/></text:p>
      <text:p text:style-name="P5"><text:s/>3.025<text:tab/> <text:s text:c="3"/>0.365883<text:tab/> <text:s text:c="4"/>1.30477<text:tab/> <text:s text:c="5"/>2.0473<text:tab/></text:p>
      <text:p text:style-name="P5"><text:s/>3.475<text:tab/> <text:s text:c="3"/>0.215973<text:tab/> <text:s text:c="3"/>0.686891<text:tab/> <text:s text:c="4"/>1.77613<text:tab/></text:p>
      <text:p text:style-name="P5"><text:s/>3.925<text:tab/> <text:s text:c="3"/>0.200381<text:tab/> <text:s text:c="4"/>0.53014<text:tab/> <text:s text:c="4"/>1.58493<text:tab/></text:p>
      <text:p text:style-name="P5"><text:s/>4.375<text:tab/> <text:s text:c="3"/>0.217979<text:tab/> <text:s text:c="3"/>0.469297<text:tab/> <text:s text:c="4"/>1.43488<text:tab/></text:p>
      <text:p text:style-name="P5"><text:s/>4.825<text:tab/> <text:s text:c="4"/>0.20377<text:tab/> <text:s text:c="4"/>0.42198<text:tab/> <text:s text:c="4"/>1.48232<text:tab/></text:p>
      <text:p text:style-name="P5"><text:s/>5.275<text:tab/> <text:s text:c="3"/>0.197042<text:tab/> <text:s text:c="3"/>0.423127<text:tab/> <text:s text:c="4"/>1.50458<text:tab/></text:p>
      <text:p text:style-name="P5"><text:s/>5.725<text:tab/> <text:s text:c="3"/>0.229778<text:tab/> <text:s text:c="3"/>0.454647<text:tab/> <text:s text:c="4"/>1.54785<text:tab/></text:p>
      <text:p text:style-name="P5"><text:s/>6.175<text:tab/> <text:s text:c="3"/>0.226538<text:tab/> <text:s text:c="3"/>0.430162<text:tab/> <text:s text:c="4"/>1.59339<text:tab/></text:p>
      <text:p text:style-name="P5"><text:s/>6.625<text:tab/> <text:s text:c="3"/>0.227105<text:tab/> <text:s text:c="3"/>0.422099<text:tab/> <text:s text:c="4"/>1.69536<text:tab/></text:p>
      <text:p text:style-name="P5"><text:s/>7.075<text:tab/> <text:s text:c="3"/>0.237032<text:tab/> <text:s text:c="3"/>0.438855<text:tab/> <text:s text:c="4"/>1.59232<text:tab/></text:p>
      <text:p text:style-name="P5"><text:s/>7.525<text:tab/> <text:s text:c="3"/>0.238562<text:tab/> <text:s text:c="3"/>0.442871<text:tab/> <text:s text:c="4"/>1.45203<text:tab/></text:p>
      <text:p text:style-name="P5"><text:s/>7.975<text:tab/> <text:s text:c="3"/>0.266317<text:tab/> <text:s text:c="3"/>0.464459<text:tab/> <text:s text:c="4"/>1.53775<text:tab/></text:p>
      <text:p text:style-name="P5"><text:s/>8.425<text:tab/> <text:s text:c="3"/>0.269398<text:tab/> <text:s text:c="3"/>0.458057<text:tab/> <text:s text:c="4"/>1.78807<text:tab/></text:p>
      <text:p text:style-name="P5"><text:s/>8.875<text:tab/> <text:s text:c="3"/>0.227023<text:tab/> <text:s text:c="3"/>0.337723<text:tab/> <text:s text:c="4"/>1.34265<text:tab/></text:p>
      <text:p text:style-name="P5">------------------------------------------------------</text:p>
      <text:p text:style-name="P5"><text:soft-page-break/>Total:<text:tab/> <text:s text:c="4"/>5.70002<text:tab/> <text:s text:c="7"/>39.5<text:tab/> <text:s text:c="7"/>28.5<text:tab/></text:p>
      <text:p text:style-name="P5"/>
      <text:p text:style-name="P5"><text:tab/></text:p>
      <text:p text:style-name="P5">--------- #Nu_Mu_Disappearance ---------</text:p>
      <text:p text:style-name="P5"><text:tab/></text:p>
      <text:p text:style-name="P5"><text:s/>0.325<text:tab/> <text:s text:c="3"/>0.415889<text:tab/></text:p>
      <text:p text:style-name="P5"><text:s/>0.775<text:tab/> <text:s text:c="4"/>16.0145<text:tab/></text:p>
      <text:p text:style-name="P5"><text:s/>1.225<text:tab/> <text:s text:c="4"/>18.3725<text:tab/></text:p>
      <text:p text:style-name="P5"><text:s/>1.675<text:tab/> <text:s text:c="4"/>7.71925<text:tab/></text:p>
      <text:p text:style-name="P5"><text:s/>2.125<text:tab/> <text:s text:c="4"/>101.761<text:tab/></text:p>
      <text:p text:style-name="P5"><text:s/>2.575<text:tab/> <text:s text:c="4"/>69.4462<text:tab/></text:p>
      <text:p text:style-name="P5"><text:s/>3.025<text:tab/> <text:s text:c="4"/>32.8953<text:tab/></text:p>
      <text:p text:style-name="P5"><text:s/>3.475<text:tab/> <text:s text:c="4"/>19.4174<text:tab/></text:p>
      <text:p text:style-name="P5"><text:s/>3.925<text:tab/> <text:s text:c="4"/>18.0155<text:tab/></text:p>
      <text:p text:style-name="P5"><text:s/>4.375<text:tab/> <text:s text:c="4"/>19.5977<text:tab/></text:p>
      <text:p text:style-name="P5"><text:s/>4.825<text:tab/> <text:s text:c="4"/>18.3203<text:tab/></text:p>
      <text:p text:style-name="P5"><text:s/>5.275<text:tab/> <text:s text:c="4"/>17.7154<text:tab/></text:p>
      <text:p text:style-name="P5"><text:s/>5.725<text:tab/> <text:s text:c="4"/>20.6586<text:tab/></text:p>
      <text:p text:style-name="P5"><text:s/>6.175<text:tab/> <text:s text:c="4"/>20.3672<text:tab/></text:p>
      <text:p text:style-name="P5"><text:s/>6.625<text:tab/> <text:s text:c="4"/>20.4182<text:tab/></text:p>
      <text:p text:style-name="P5"><text:s/>7.075<text:tab/> <text:s text:c="4"/>21.3108<text:tab/></text:p>
      <text:p text:style-name="P5"><text:s/>7.525<text:tab/> <text:s text:c="4"/>21.4483<text:tab/></text:p>
      <text:p text:style-name="P5"><text:s/>7.975<text:tab/> <text:s text:c="4"/>23.9437<text:tab/></text:p>
      <text:p text:style-name="P5"><text:s/>8.425<text:tab/> <text:s text:c="4"/>24.2207<text:tab/></text:p>
      <text:p text:style-name="P5"><text:s/>8.875<text:tab/> <text:s text:c="4"/>20.4109<text:tab/></text:p>
      <text:p text:style-name="P5">----------------------</text:p>
      <text:p text:style-name="P5">Total:<text:tab/> <text:s text:c="4"/>512.469<text:tab/></text:p>
      <text:p text:style-name="P5"><text:tab/></text:p>
      <text:p text:style-name="P5"><text:s/>0.325<text:tab/> <text:s text:c="2"/>0.0418022<text:tab/></text:p>
      <text:p text:style-name="P5"><text:s/>0.775<text:tab/> <text:s text:c="3"/>0.503989<text:tab/></text:p>
      <text:p text:style-name="P5"><text:s/>1.225<text:tab/> <text:s text:c="4"/>1.90145<text:tab/></text:p>
      <text:p text:style-name="P5"><text:s/>1.675<text:tab/> <text:s text:c="4"/>9.36923<text:tab/></text:p>
      <text:p text:style-name="P5"><text:s/>2.125<text:tab/> <text:s text:c="4"/>12.1774<text:tab/></text:p>
      <text:p text:style-name="P5"><text:s/>2.575<text:tab/> <text:s text:c="4"/>3.57235<text:tab/></text:p>
      <text:p text:style-name="P5"><text:s/>3.025<text:tab/> <text:s text:c="4"/>1.11648<text:tab/></text:p>
      <text:p text:style-name="P5"><text:s/>3.475<text:tab/> <text:s text:c="4"/>0.58777<text:tab/></text:p>
      <text:p text:style-name="P5"><text:s/>3.925<text:tab/> <text:s text:c="3"/>0.453638<text:tab/></text:p>
      <text:p text:style-name="P5"><text:s/>4.375<text:tab/> <text:s text:c="3"/>0.401575<text:tab/></text:p>
      <text:p text:style-name="P5"><text:s/>4.825<text:tab/> <text:s text:c="3"/>0.361087<text:tab/></text:p>
      <text:p text:style-name="P5"><text:s/>5.275<text:tab/> <text:s text:c="3"/>0.362068<text:tab/></text:p>
      <text:p text:style-name="P5"><text:s/>5.725<text:tab/> <text:s text:c="3"/>0.389039<text:tab/></text:p>
      <text:p text:style-name="P5"><text:s/>6.175<text:tab/> <text:s text:c="3"/>0.368088<text:tab/></text:p>
      <text:p text:style-name="P5"><text:s/>6.625<text:tab/> <text:s text:c="3"/>0.361189<text:tab/></text:p>
      <text:p text:style-name="P5"><text:s/>7.075<text:tab/> <text:s text:c="3"/>0.375526<text:tab/></text:p>
      <text:p text:style-name="P5"><text:s/>7.525<text:tab/> <text:s text:c="3"/>0.378963<text:tab/></text:p>
      <text:p text:style-name="P5"><text:s/>7.975<text:tab/> <text:s text:c="3"/>0.397435<text:tab/></text:p>
      <text:p text:style-name="P5"><text:s/>8.425<text:tab/> <text:s text:c="3"/>0.391957<text:tab/></text:p>
      <text:p text:style-name="P5"><text:s/>8.875<text:tab/> <text:s text:c="3"/>0.288988<text:tab/></text:p>
      <text:p text:style-name="P5">----------------------</text:p>
      <text:p text:style-name="P5"><text:soft-page-break/>Total:<text:tab/> <text:s text:c="7"/>33.8<text:tab/></text:p>
      <text:p text:style-name="P5"/>
      <text:p text:style-name="P5"><text:tab/></text:p>
      <text:p text:style-name="P5">--------- #Nu_E_Bar_Appearance ---------</text:p>
      <text:p text:style-name="P5"><text:tab/></text:p>
      <text:p text:style-name="P5"><text:s/>0.325<text:tab/> <text:s text:c="2"/>0.0523322<text:tab/></text:p>
      <text:p text:style-name="P5"><text:s/>0.775<text:tab/> <text:s text:c="3"/>0.427874<text:tab/></text:p>
      <text:p text:style-name="P5"><text:s/>1.225<text:tab/> <text:s text:c="4"/>2.97603<text:tab/></text:p>
      <text:p text:style-name="P5"><text:s/>1.675<text:tab/> <text:s text:c="4"/>19.2882<text:tab/></text:p>
      <text:p text:style-name="P5"><text:s/>2.125<text:tab/> <text:s text:c="4"/>24.0729<text:tab/></text:p>
      <text:p text:style-name="P5"><text:s/>2.575<text:tab/> <text:s text:c="4"/>6.48953<text:tab/></text:p>
      <text:p text:style-name="P5"><text:s/>3.025<text:tab/> <text:s text:c="4"/>1.70672<text:tab/></text:p>
      <text:p text:style-name="P5"><text:s/>3.475<text:tab/> <text:s text:c="3"/>0.709918<text:tab/></text:p>
      <text:p text:style-name="P5"><text:s/>3.925<text:tab/> <text:s text:c="3"/>0.451016<text:tab/></text:p>
      <text:p text:style-name="P5"><text:s/>4.375<text:tab/> <text:s text:c="3"/>0.344669<text:tab/></text:p>
      <text:p text:style-name="P5"><text:s/>4.825<text:tab/> <text:s text:c="4"/>0.28144<text:tab/></text:p>
      <text:p text:style-name="P5"><text:s/>5.275<text:tab/> <text:s text:c="3"/>0.235422<text:tab/></text:p>
      <text:p text:style-name="P5"><text:s/>5.725<text:tab/> <text:s text:c="3"/>0.209669<text:tab/></text:p>
      <text:p text:style-name="P5"><text:s/>6.175<text:tab/> <text:s text:c="3"/>0.183381<text:tab/></text:p>
      <text:p text:style-name="P5"><text:s/>6.625<text:tab/> <text:s text:c="5"/>0.1674<text:tab/></text:p>
      <text:p text:style-name="P5"><text:s/>7.075<text:tab/> <text:s text:c="3"/>0.156347<text:tab/></text:p>
      <text:p text:style-name="P5"><text:s/>7.525<text:tab/> <text:s text:c="3"/>0.142553<text:tab/></text:p>
      <text:p text:style-name="P5"><text:s/>7.975<text:tab/> <text:s text:c="3"/>0.136629<text:tab/></text:p>
      <text:p text:style-name="P5"><text:s/>8.425<text:tab/> <text:s text:c="3"/>0.126464<text:tab/></text:p>
      <text:p text:style-name="P5"><text:s/>8.875<text:tab/> <text:s text:c="2"/>0.0929829<text:tab/></text:p>
      <text:p text:style-name="P5">----------------------</text:p>
      <text:p text:style-name="P5">Total:<text:tab/> <text:s text:c="4"/>58.2515<text:tab/></text:p>
      <text:p text:style-name="P5"><text:tab/></text:p>
      <text:p text:style-name="P5"><text:s/>0.325<text:tab/> <text:s/>0.00108574<text:tab/> <text:s/>0.00846032<text:tab/> <text:s/>0.00892053<text:tab/></text:p>
      <text:p text:style-name="P5"><text:s/>0.775<text:tab/> <text:s text:c="2"/>0.0438559<text:tab/> <text:s text:c="3"/>0.138754<text:tab/> <text:s text:c="3"/>0.103247<text:tab/></text:p>
      <text:p text:style-name="P5"><text:s/>1.225<text:tab/> <text:s text:c="2"/>0.0544144<text:tab/> <text:s text:c="3"/>0.628369<text:tab/> <text:s text:c="3"/>0.255219<text:tab/></text:p>
      <text:p text:style-name="P5"><text:s/>1.675<text:tab/> <text:s text:c="2"/>0.0247704<text:tab/> <text:s text:c="4"/>3.29421<text:tab/> <text:s text:c="3"/>0.454736<text:tab/></text:p>
      <text:p text:style-name="P5"><text:s/>2.125<text:tab/> <text:s text:c="3"/>0.346529<text:tab/> <text:s text:c="4"/>4.48475<text:tab/> <text:s text:c="3"/>0.735639<text:tab/></text:p>
      <text:p text:style-name="P5"><text:s/>2.575<text:tab/> <text:s text:c="3"/>0.255655<text:tab/> <text:s text:c="4"/>1.43259<text:tab/> <text:s text:c="3"/>0.837765<text:tab/></text:p>
      <text:p text:style-name="P5"><text:s/>3.025<text:tab/> <text:s text:c="4"/>0.12482<text:tab/> <text:s text:c="3"/>0.473866<text:tab/> <text:s text:c="3"/>0.879739<text:tab/></text:p>
      <text:p text:style-name="P5"><text:s/>3.475<text:tab/> <text:s text:c="2"/>0.0734285<text:tab/> <text:s text:c="3"/>0.249862<text:tab/> <text:s text:c="3"/>0.761636<text:tab/></text:p>
      <text:p text:style-name="P5"><text:s/>3.925<text:tab/> <text:s text:c="2"/>0.0697575<text:tab/> <text:s text:c="3"/>0.196539<text:tab/> <text:s text:c="3"/>0.767147<text:tab/></text:p>
      <text:p text:style-name="P5"><text:s/>4.375<text:tab/> <text:s text:c="2"/>0.0795506<text:tab/> <text:s text:c="3"/>0.181563<text:tab/> <text:s text:c="3"/>0.735279<text:tab/></text:p>
      <text:p text:style-name="P5"><text:s/>4.825<text:tab/> <text:s text:c="2"/>0.0824475<text:tab/> <text:s text:c="3"/>0.176013<text:tab/> <text:s text:c="3"/>0.706861<text:tab/></text:p>
      <text:p text:style-name="P5"><text:s/>5.275<text:tab/> <text:s text:c="2"/>0.0782987<text:tab/> <text:s text:c="3"/>0.172774<text:tab/> <text:s text:c="3"/>0.786662<text:tab/></text:p>
      <text:p text:style-name="P5"><text:s/>5.725<text:tab/> <text:s text:c="2"/>0.0869179<text:tab/> <text:s text:c="3"/>0.178536<text:tab/> <text:s text:c="3"/>0.822794<text:tab/></text:p>
      <text:p text:style-name="P5"><text:s/>6.175<text:tab/> <text:s text:c="2"/>0.0937391<text:tab/> <text:s text:c="3"/>0.179006<text:tab/> <text:s text:c="3"/>0.859154<text:tab/></text:p>
      <text:p text:style-name="P5"><text:s/>6.625<text:tab/> <text:s text:c="3"/>0.101174<text:tab/> <text:s text:c="3"/>0.187412<text:tab/> <text:s text:c="3"/>0.945805<text:tab/></text:p>
      <text:p text:style-name="P5"><text:s/>7.075<text:tab/> <text:s text:c="3"/>0.104787<text:tab/> <text:s text:c="3"/>0.197522<text:tab/> <text:s text:c="3"/>0.934356<text:tab/></text:p>
      <text:p text:style-name="P5"><text:s/>7.525<text:tab/> <text:s text:c="4"/>0.10786<text:tab/> <text:s text:c="3"/>0.203007<text:tab/> <text:s text:c="3"/>0.935559<text:tab/></text:p>
      <text:p text:style-name="P5"><text:s/>7.975<text:tab/> <text:s text:c="3"/>0.123323<text:tab/> <text:s text:c="3"/>0.217561<text:tab/> <text:s text:c="3"/>0.976683<text:tab/></text:p>
      <text:p text:style-name="P5"><text:s/>8.425<text:tab/> <text:s text:c="3"/>0.128211<text:tab/> <text:s text:c="4"/>0.22277<text:tab/> <text:s text:c="3"/>0.918507<text:tab/></text:p>
      <text:p text:style-name="P5"><text:s/>8.875<text:tab/> <text:s text:c="4"/>0.11938<text:tab/> <text:s text:c="4"/>0.17639<text:tab/> <text:s text:c="3"/>0.674294<text:tab/></text:p>
      <text:p text:style-name="P5">------------------------------------------------------</text:p>
      <text:p text:style-name="P5"><text:soft-page-break/>Total:<text:tab/> <text:s text:c="8"/>2.1<text:tab/> <text:s text:c="9"/>13<text:tab/> <text:s text:c="7"/>14.1<text:tab/></text:p>
      <text:p text:style-name="P5"/>
      <text:p text:style-name="P5"><text:tab/></text:p>
      <text:p text:style-name="P5">--------- #Nu_Mu_Bar_Disappearance ---------</text:p>
      <text:p text:style-name="P5"><text:tab/></text:p>
      <text:p text:style-name="P5"><text:s/>0.325<text:tab/> <text:s text:c="3"/>0.140264<text:tab/></text:p>
      <text:p text:style-name="P5"><text:s/>0.775<text:tab/> <text:s text:c="4"/>5.66562<text:tab/></text:p>
      <text:p text:style-name="P5"><text:s/>1.225<text:tab/> <text:s text:c="4"/>7.02963<text:tab/></text:p>
      <text:p text:style-name="P5"><text:s/>1.675<text:tab/> <text:s text:c="4"/>3.20001<text:tab/></text:p>
      <text:p text:style-name="P5"><text:s/>2.125<text:tab/> <text:s text:c="5"/>44.767<text:tab/></text:p>
      <text:p text:style-name="P5"><text:s/>2.575<text:tab/> <text:s text:c="4"/>33.0274<text:tab/></text:p>
      <text:p text:style-name="P5"><text:s/>3.025<text:tab/> <text:s text:c="4"/>16.1251<text:tab/></text:p>
      <text:p text:style-name="P5"><text:s/>3.475<text:tab/> <text:s text:c="4"/>9.48602<text:tab/></text:p>
      <text:p text:style-name="P5"><text:s/>3.925<text:tab/> <text:s text:c="4"/>9.01177<text:tab/></text:p>
      <text:p text:style-name="P5"><text:s/>4.375<text:tab/> <text:s text:c="4"/>10.2769<text:tab/></text:p>
      <text:p text:style-name="P5"><text:s/>4.825<text:tab/> <text:s text:c="4"/>10.6511<text:tab/></text:p>
      <text:p text:style-name="P5"><text:s/>5.275<text:tab/> <text:s text:c="4"/>10.1152<text:tab/></text:p>
      <text:p text:style-name="P5"><text:s/>5.725<text:tab/> <text:s text:c="4"/>11.2287<text:tab/></text:p>
      <text:p text:style-name="P5"><text:s/>6.175<text:tab/> <text:s text:c="4"/>12.1099<text:tab/></text:p>
      <text:p text:style-name="P5"><text:s/>6.625<text:tab/> <text:s text:c="4"/>13.0704<text:tab/></text:p>
      <text:p text:style-name="P5"><text:s/>7.075<text:tab/> <text:s text:c="4"/>13.5371<text:tab/></text:p>
      <text:p text:style-name="P5"><text:s/>7.525<text:tab/> <text:s text:c="4"/>13.9341<text:tab/></text:p>
      <text:p text:style-name="P5"><text:s/>7.975<text:tab/> <text:s text:c="4"/>15.9317<text:tab/></text:p>
      <text:p text:style-name="P5"><text:s/>8.425<text:tab/> <text:s text:c="4"/>16.5632<text:tab/></text:p>
      <text:p text:style-name="P5"><text:s/>8.875<text:tab/> <text:s text:c="4"/>15.4223<text:tab/></text:p>
      <text:p text:style-name="P5">----------------------</text:p>
      <text:p text:style-name="P5">Total:<text:tab/> <text:s text:c="4"/>271.293<text:tab/></text:p>
      <text:p text:style-name="P5"><text:tab/></text:p>
      <text:p text:style-name="P5"><text:s/>0.325<text:tab/> <text:s/>0.00364445<text:tab/></text:p>
      <text:p text:style-name="P5"><text:s/>0.775<text:tab/> <text:s text:c="2"/>0.0597711<text:tab/></text:p>
      <text:p text:style-name="P5"><text:s/>1.225<text:tab/> <text:s text:c="3"/>0.270683<text:tab/></text:p>
      <text:p text:style-name="P5"><text:s/>1.675<text:tab/> <text:s text:c="4"/>1.41905<text:tab/></text:p>
      <text:p text:style-name="P5"><text:s/>2.125<text:tab/> <text:s text:c="5"/>1.9319<text:tab/></text:p>
      <text:p text:style-name="P5"><text:s/>2.575<text:tab/> <text:s text:c="3"/>0.617118<text:tab/></text:p>
      <text:p text:style-name="P5"><text:s/>3.025<text:tab/> <text:s text:c="3"/>0.204127<text:tab/></text:p>
      <text:p text:style-name="P5"><text:s/>3.475<text:tab/> <text:s text:c="3"/>0.107633<text:tab/></text:p>
      <text:p text:style-name="P5"><text:s/>3.925<text:tab/> <text:s text:c="2"/>0.0846632<text:tab/></text:p>
      <text:p text:style-name="P5"><text:s/>4.375<text:tab/> <text:s text:c="2"/>0.0782119<text:tab/></text:p>
      <text:p text:style-name="P5"><text:s/>4.825<text:tab/> <text:s text:c="2"/>0.0758211<text:tab/></text:p>
      <text:p text:style-name="P5"><text:s/>5.275<text:tab/> <text:s text:c="3"/>0.074426<text:tab/></text:p>
      <text:p text:style-name="P5"><text:s/>5.725<text:tab/> <text:s text:c="3"/>0.076908<text:tab/></text:p>
      <text:p text:style-name="P5"><text:s/>6.175<text:tab/> <text:s text:c="2"/>0.0771105<text:tab/></text:p>
      <text:p text:style-name="P5"><text:s/>6.625<text:tab/> <text:s text:c="2"/>0.0807313<text:tab/></text:p>
      <text:p text:style-name="P5"><text:s/>7.075<text:tab/> <text:s text:c="2"/>0.0850865<text:tab/></text:p>
      <text:p text:style-name="P5"><text:s/>7.525<text:tab/> <text:s text:c="2"/>0.0874491<text:tab/></text:p>
      <text:p text:style-name="P5"><text:s/>7.975<text:tab/> <text:s text:c="2"/>0.0937189<text:tab/></text:p>
      <text:p text:style-name="P5"><text:s/>8.425<text:tab/> <text:s text:c="2"/>0.0959624<text:tab/></text:p>
      <text:p text:style-name="P5"><text:s/>8.875<text:tab/> <text:s text:c="2"/>0.0759835<text:tab/></text:p>
      <text:p text:style-name="P5">----------------------</text:p>
      <text:p text:style-name="P5"><text:soft-page-break/>Total:<text:tab/> <text:s text:c="4"/>5.59999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6-28T15:03:57.194477085</dc:date>
    <meta:editing-duration>PT1H51M29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3" meta:paragraph-count="575" meta:word-count="1335" meta:character-count="14781" meta:non-whitespace-character-count="9663"/>
  </office:meta>
</office:document-meta>
</file>